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 sort of note?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 office:value-type="string">
            <text:p>(I wonder if there's anything written down here
that might lead me to Lumii-san...)</text:p>
          </table:table-cell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 office:value-type="string">
            <text:p>『Bandit Journal』</text:p>
          </table:table-cell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 office:value-type="string">
            <text:p>『Ever since we lost Priella, us bandits have
been in bits and pieces.』</text:p>
          </table:table-cell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 office:value-type="string">
            <text:p>『But if we keep on following that chief, we
can get our hands on more of that drug that
gives you Magic powers.』</text:p>
          </table:table-cell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 office:value-type="string">
            <text:p>『All we gotta do is keep a lookout here and
there, and we'll soon have the power to beat
the castle's knights into the ground.』</text:p>
          </table:table-cell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 office:value-type="string">
            <text:p>『Us bandits are going up in the world.』</text:p>
          </table:table-cell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ve learned a little about the life of a
bandit, but this is a waste of time...)</text:p>
          </table:table-cell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 office:value-type="string">
            <text:p>(Uuu... I need to... go to the r-rest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 office:value-type="string">
            <text:p>(But I have to hold it in until I've rescued
Lumii-san...!)</text:p>
          </table:table-cell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 office:value-type="string">
            <text:p>(A dead end... I had better turn back...)</text:p>
          </table:table-cell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 office:value-type="string">
            <text:p>(I wonder if those two bandits have gone yet...?)</text:p>
          </table:table-cell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 office:value-type="string">
            <text:p>(!!!!)</text:p>
          </table:table-cell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 office:value-type="string">
            <text:p>Bandit
“Uwawawawah!! Wh-What the?!?!”</text:p>
          </table:table-cell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 office:value-type="string">
            <text:p>Bandit
“I-I coulda sworn I just felt something soft
and warm press against my chest...!!!)”</text:p>
          </table:table-cell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N... Noooooooooooooooooo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